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3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22">
      <style:table-cell-properties fo:background-color="#000000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Node.j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OTAL</text:p>
          </table:table-cell>
          <table:table-cell table:style-name="ce3" table:formula="of:=ROUND(SUM([.B2:.B1048576])/60;1) &amp; &quot; tuntia&quot;" office:value-type="string" office:string-value="14.3 tuntia" calcext:value-type="string">
            <text:p>14.3 tuntia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 rungon läpikäynti ja dokumentaation luku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Jatkoin Expressin dokumentaation lukemist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javascript juttuja, luokkia, konstruktoreita ja module.exportsin käyttö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etusivusta prototyypin mock databasell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projektin käyttämään pugia jaden sijasta, samalla tutustuin vähän enemmän npm:ään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3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Harjoittelin pugin ja expressin käyttöä luomalla uuden sivun jolla on html-form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ensin mongoosen ja luin sen käytöst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ikallinen mongodb toimimaan, mongoosen async toiminnallisuus aiheutti päänvaiva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kin mongoosen validointia ja sain lisäyssivun toimimaa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yssivun kuvan lataaminen toimi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4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sensin avan ja mockgoosen ja harjoittelin testaamist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pari testiä ja säädin travisin ajamaan ne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in projektin herokuun mongodbllä, tiedostojen uploadaaminen näyttäisi olevan ongelma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ä herokusäätöä, automaattinen deploy master branchista kun travis menee läpi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1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Muutin ruoan hakulogiikan satunnaiseksi ensimmäisen hakemisen sijaan. Tätä varten luin Mongoosen Query Helpereistä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isäsin mongoose-skeeman ravintolalle ja muokkasin annoksen skeemaa niin että niiden välillä on yhteys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utin skeemat niin että ne tallentavat kuvat suoraan mongoon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arvosteluille mallin ja annokselle listan arvosteluista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5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Yritin selvittää miten reactin ja expressin saisi toimimaan halutulla tavalla, tein muutaman tutoriaalin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ovutin hienomman reactin suhteen ja päädyin käyttämään express-react-viewsi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26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table:style-name="ce2" office:value-type="string" calcext:value-type="string">
            <text:p>Korjasin koodin ulkoasua airbnb-oppaan avull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istin koodia vähän lisää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testejä, mutten ole ihan varma mitä pitäisi tai on järkevää testata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kin miten mockgoosea voisi käyttää supertestin expressin kanssa mutten löytänyt tapaa joka olisi helppo lisätä sovellukseen, koska mongoose-yhteys luodaan app.js:n sisällä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 saanut mockgoosea toimimaan joten päädyin käyttämään testeille erillistä mongoosetietokantaa.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testejä supertestillä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</table:table>
      <table:table table:name="React" table:style-name="ta1"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4" office:value-type="string" calcext:value-type="string">
            <text:p>TOTAL</text:p>
          </table:table-cell>
          <table:table-cell table:style-name="ce3" table:formula="of:=ROUND(SUM([.B2:.B1048576])/60;1) &amp; &quot; tuntia&quot;" office:value-type="string" office:string-value="14 tuntia" calcext:value-type="string">
            <text:p>14 tuntia</text:p>
          </table:table-cell>
          <table:table-cell table:style-name="ce1" table:number-columns-repeated="1022"/>
        </table:table-row>
        <table:table-row table:style-name="ro1">
          <table:table-cell table:style-name="ce4" office:value-type="string" calcext:value-type="string">
            <text:p>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urssisivun läpikäynti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um-järjestelyt ja projektin suunnittelu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18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Luin React-ohjeita ja suunnittelin käyttöliittymää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19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Yritin selvittää miten reactin saisi toimimaan expressin kanssa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0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Jatkoin express-react selvitystä ja löysin vihdoin express-react-views packagen. Ongelma oli lähinnä etten ollut varma mitä etsin, olisi suoraan pitänyt kysyä telegramissa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oitin react-käyttöliittymän tekemistä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2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Tein reactilla lisäyslomakkeet annokselle ja ravintolalle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äädin etusivun esitysmuoto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äsin arvostelulle lisäyslomakkeen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vitin miten reactissa on tapana muokata visuaalista ilmettä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äädin ulkonäköä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3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elvisi mitä tarkoittaa express-react-viewsin ‘It renders static markup and does not support mounting those views on the client.’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ihdoin express-react-engineen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ress-react-enginekään ei toiminut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4" office:value-type="float" office:value="25.5" calcext:value-type="float">
            <text:p>25.5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table:style-name="Default" office:value-type="string" calcext:value-type="string">
            <text:p>Säädin sivun toimivaksi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ienosäädin sivun ulkonäköä ja koodin laatua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26.5.</text:p>
          </table:table-cell>
          <table:table-cell table:style-name="ce1" office:value-type="string" calcext:value-type="string">
            <text:p>min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Käyttöliittymän hienosäätöä, kokeilin mm. spread operaattoria joka ei kuitenkaan tuntunut toimivan mongoose objekteilla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jasin koodin ulkoasua airbnb-oppaan avulla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istin koodia lisää vaihtamalla funktiokutsuista (props):it ({ param1, … }):eiksi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in sivun joka näytetään jos mitään näytettävää ei ole vielä lisätty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rjasin NaN:in joka näkyi jos ruualla ei vielä ollut arvosteluja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5:14:07.598968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5:16:44.856180481</meta:creation-date>
    <meta:generator>LibreOffice/5.2.7.2$Linux_X86_64 LibreOffice_project/20m0$Build-2</meta:generator>
    <dc:date>2017-05-26T23:38:25.097876861</dc:date>
    <meta:editing-duration>PT19H11M34S</meta:editing-duration>
    <meta:editing-cycles>111</meta:editing-cycles>
    <meta:document-statistic meta:table-count="2" meta:cell-count="134" meta:object-count="0"/>
  </office:meta>
</office:document-meta>
</file>